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fo:min-height="13.609cm"/>
    </style:style>
    <style:style style:name="pr7" style:family="presentation" style:parent-style-name="Android-outline1">
      <style:graphic-properties draw:fill-color="#ffffff" draw:auto-grow-height="true" fo:min-height="13.86cm"/>
    </style:style>
    <style:style style:name="pr8" style:family="presentation" style:parent-style-name="Android-outline1">
      <style:graphic-properties draw:fill-color="#ffffff" fo:min-height="13.609cm"/>
    </style:style>
    <style:style style:name="pr9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font-family="Consolas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Location Tracking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Location Tracking Model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Multiple Location Providers</text:p>
                <text:list>
                  <text:list-item>
                    <text:p text:style-name="P1">GPS, CellID, WiFi hotspot, etc.</text:p>
                  </text:list-item>
                  <text:list-item>
                    <text:p text:style-name="P1">Abstract interface to underlying services, so no assumption about which providers are available</text:p>
                  </text:list-item>
                </text:list>
              </text:list-item>
              <text:list-item>
                <text:p text:style-name="P1">Goal: User Control</text:p>
                <text:list>
                  <text:list-item>
                    <text:p text:style-name="P1">User can enable/disable some providers (GPS)</text:p>
                  </text:list-item>
                  <text:list-item>
                    <text:p text:style-name="P1">Criteria to help user choose provider to<text:line-break/>use in a given circumstance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1" draw:layer="layout" svg:width="25.199cm" svg:height="3.506cm" svg:x="1.4cm" svg:y="0.837cm" presentation:class="title">
          <draw:text-box>
            <text:p text:style-name="P1">Location Permission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arse and Fine Permissions</text:p>
                <text:list>
                  <text:list-item>
                    <text:p text:style-name="P1">Need a <text:span text:style-name="T2">&lt;uses-permission&gt;</text:span> element in the AndroidManifest.xml to use location services</text:p>
                  </text:list-item>
                  <text:list-item>
                    <text:p text:style-name="P1">Choice of <text:span text:style-name="T2">ACCESS_COARSE_LOCATION</text:span> and <text:span text:style-name="T2">ACCESS_FINE_LOCATION</text:span></text:p>
                    <text:list>
                      <text:list-item>
                        <text:p text:style-name="P1">E.g., GPS is “fine”</text:p>
                      </text:list-item>
                      <text:list-item>
                        <text:p text:style-name="P1">Theory: users may be more likely to grant<text:line-break/>applications coarse permission than fine</text:p>
                      </text:list-item>
                      <text:list-item>
                        <text:p text:style-name="P1">FINE gives you COARS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5" draw:layer="layout" svg:width="25.199cm" svg:height="3.506cm" svg:x="1.4cm" svg:y="0.837cm" presentation:class="title">
          <draw:text-box>
            <text:p>Location Providers</text:p>
          </draw:text-box>
        </draw:frame>
        <draw:frame presentation:style-name="pr6" draw:layer="layout" svg:width="25.199cm" svg:height="13.989cm" svg:x="1.4cm" svg:y="4.914cm" presentation:class="outline" presentation:user-transformed="true">
          <draw:text-box>
            <text:list text:style-name="L2">
              <text:list-item>
                <text:p>GPS_PROVIDER</text:p>
                <text:list>
                  <text:list-item>
                    <text:p>Uses GPS (duh!)</text:p>
                  </text:list-item>
                  <text:list-item>
                    <text:p>Requires <text:span text:style-name="T2">ACCESS_FINE_LOCATION</text:span></text:p>
                  </text:list-item>
                </text:list>
              </text:list-item>
              <text:list-item>
                <text:p>NETWORK_PROVIDER</text:p>
                <text:list>
                  <text:list-item>
                    <text:p>Uses WiFi access point and cell tower proximity</text:p>
                  </text:list-item>
                  <text:list-item>
                    <text:p>Requires either <text:span text:style-name="T2">ACCESS_COARSE_LOCATION</text:span><text:line-break/>or <text:span text:style-name="T2">ACCESS_FINE_LOCATION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1" draw:layer="layout" svg:width="25.199cm" svg:height="3.506cm" svg:x="1.4cm" svg:y="0.837cm" presentation:class="title">
          <draw:text-box>
            <text:p text:style-name="P1">Getting a LocationManager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ocationManager: Gateway to Location Services</text:p>
                <text:list>
                  <text:list-item>
                    <text:p text:style-name="P1">Everything else is mostly abstracted away from you</text:p>
                  </text:list-item>
                  <text:list-item>
                    <text:p text:style-name="P1"><text:span text:style-name="T2">getSystemService(LOCATION_SERVICE)</text:span> to get a LocationManager</text:p>
                    <text:list>
                      <text:list-item>
                        <text:p text:style-name="P1">Must cast to LocationManager typ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Getting Current Position, Sorta</text:p>
          </draw:text-box>
        </draw:frame>
        <draw:frame presentation:style-name="pr7" draw:text-style-name="P4" draw:layer="layout" svg:width="25.199cm" svg:height="13.934cm" svg:x="1.4cm" svg:y="4.914cm" presentation:class="outline" presentation:user-transformed="true">
          <draw:text-box>
            <text:list text:style-name="L2">
              <text:list-item>
                <text:p text:style-name="P1">No API To Find Your Current Position</text:p>
                <text:list>
                  <text:list-item>
                    <text:p text:style-name="P1">Hardware may be powered down (GPS)</text:p>
                  </text:list-item>
                  <text:list-item>
                    <text:p text:style-name="P1">May not be immediately returned</text:p>
                  </text:list-item>
                  <text:list-item>
                    <text:p text:style-name="P1">May have costs involved</text:p>
                  </text:list-item>
                </text:list>
              </text:list-item>
              <text:list-item>
                <text:p text:style-name="P1">Alternative</text:p>
                <text:list>
                  <text:list-item>
                    <text:p text:style-name="P1"><text:span text:style-name="T2">getLastKnownLocation()</text:span></text:p>
                  </text:list-item>
                  <text:list-item>
                    <text:p text:style-name="P1">Use location updates to force positions<text:line-break/>to be available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Getting Current Position, Sorta</text:p>
          </draw:text-box>
        </draw:frame>
        <draw:frame presentation:style-name="pr7" draw:text-style-name="P4" draw:layer="layout" svg:width="25.199cm" svg:height="14.467cm" svg:x="1.4cm" svg:y="4.914cm" presentation:class="outline" presentation:user-transformed="true">
          <draw:text-box>
            <text:list text:style-name="L2">
              <text:list-item>
                <text:p text:style-name="P1">Step #1: Choose a Provider</text:p>
                <text:list>
                  <text:list-item>
                    <text:p text:style-name="P1">Simple short-term answer: hard-wire <text:span text:style-name="T2">LocationManager.GPS_PROVIDER</text:span></text:p>
                  </text:list-item>
                </text:list>
              </text:list-item>
              <text:list-item>
                <text:p text:style-name="P1">Step #2: Ask for the Position</text:p>
                <text:list>
                  <text:list-item>
                    <text:p text:style-name="P1"><text:span text:style-name="T3">LocationManager#getLastKnownLocation()</text:span></text:p>
                  </text:list-item>
                  <text:list-item>
                    <text:p text:style-name="P1">Returns <text:span text:style-name="T2">null</text:span> or a Location</text:p>
                    <text:list>
                      <text:list-item>
                        <text:p text:style-name="P1">Latitude, longitude</text:p>
                      </text:list-item>
                      <text:list-item>
                        <text:p text:style-name="P1">Other possible data: bearing, speed, altitude, accurac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Requesting Location Updates</text:p>
          </draw:text-box>
        </draw:frame>
        <draw:frame presentation:style-name="pr8" draw:text-style-name="P6" draw:layer="layout" svg:width="25.199cm" svg:height="14.263cm" svg:x="1.4cm" svg:y="4.914cm" presentation:class="outline" presentation:user-transformed="true">
          <draw:text-box>
            <text:list text:style-name="L2">
              <text:list-item>
                <text:p text:style-name="P1">Why Location Updates?</text:p>
                <text:list>
                  <text:list-item>
                    <text:p text:style-name="P1">If you want to track movement</text:p>
                  </text:list-item>
                  <text:list-item>
                    <text:p text:style-name="P1">If you want to ensure that positions are kept current</text:p>
                  </text:list-item>
                </text:list>
              </text:list-item>
              <text:list-item>
                <text:p text:style-name="P1">Step #1: Choose a Provider</text:p>
              </text:list-item>
              <text:list-item>
                <text:p text:style-name="P1">Step #2: Set Up a LocationListener</text:p>
                <text:list>
                  <text:list-item>
                    <text:p text:style-name="P1">Typically an anonymous inner class</text:p>
                  </text:list-item>
                  <text:list-item>
                    <text:p text:style-name="P1">Key method: <text:span text:style-name="T2">onLocationChanged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1" draw:layer="layout" svg:width="25.199cm" svg:height="3.506cm" svg:x="1.4cm" svg:y="0.837cm" presentation:class="title">
          <draw:text-box>
            <text:p text:style-name="P1">Requesting Location Updates</text:p>
          </draw:text-box>
        </draw:frame>
        <draw:frame presentation:style-name="pr8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tep #3: Request Updates</text:p>
                <text:list>
                  <text:list-item>
                    <text:p text:style-name="P1"><text:span text:style-name="T3">LocationManager#requestLocationUpdates()</text:span></text:p>
                  </text:list-item>
                  <text:list-item>
                    <text:p text:style-name="P1">Need to supply minimum time between updates, minimum distance moved between updates</text:p>
                    <text:list>
                      <text:list-item>
                        <text:p text:style-name="P1">Use <text:span text:style-name="T2">0</text:span> for each for the most updates</text:p>
                      </text:list-item>
                      <text:list-item>
                        <text:p text:style-name="P1">Distance is a filter, time is a hin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1" draw:layer="layout" svg:width="25.199cm" svg:height="3.506cm" svg:x="1.4cm" svg:y="0.837cm" presentation:class="title">
          <draw:text-box>
            <text:p text:style-name="P1">Requesting Location Updates</text:p>
          </draw:text-box>
        </draw:frame>
        <draw:frame presentation:style-name="pr8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tep #4: Do Useful Stuff</text:p>
                <text:list>
                  <text:list-item>
                    <text:p text:style-name="P1">Update UI with locations as you move</text:p>
                  </text:list-item>
                  <text:list-item>
                    <text:p text:style-name="P1">Or ignore them and just call <text:span text:style-name="T2">getLastKnownLocation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1" draw:layer="layout" svg:width="25.199cm" svg:height="3.506cm" svg:x="1.4cm" svg:y="0.837cm" presentation:class="title">
          <draw:text-box>
            <text:p text:style-name="P1">Requesting Location Updates</text:p>
          </draw:text-box>
        </draw:frame>
        <draw:frame presentation:style-name="pr8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tep #5: Drop Updates When Done</text:p>
                <text:list>
                  <text:list-item>
                    <text:p text:style-name="P1">Call <text:span text:style-name="T2">removeUpdates()</text:span> with the same listener object</text:p>
                  </text:list-item>
                  <text:list-item>
                    <text:p text:style-name="P1">Please do this, lest you leak memory</text:p>
                    <text:list>
                      <text:list-item>
                        <text:p text:style-name="P1">E.g., in <text:span text:style-name="T2">onDestroy()</text:span></text:p>
                      </text:list-item>
                      <text:list-item>
                        <text:p text:style-name="P1">Even better, use <text:span text:style-name="T2">onPause()</text:span>/<text:span text:style-name="T2">onResume()</text:span> if updates are not necessary while activity is not in the foregroun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5" draw:layer="layout" svg:width="25.199cm" svg:height="3.506cm" svg:x="1.4cm" svg:y="0.837cm" presentation:class="title">
          <draw:text-box>
            <text:p>Requesting Proximity Alert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Tell you when you get near a location</text:p>
              </text:list-item>
              <text:list-item>
                <text:p>Call <text:span text:style-name="T2">addProximityAlert()</text:span></text:p>
                <text:list>
                  <text:list-item>
                    <text:p>Latitude/longitude of point of interest</text:p>
                  </text:list-item>
                  <text:list-item>
                    <text:p>Radius (in meters) for “near”</text:p>
                  </text:list-item>
                  <text:list-item>
                    <text:p>Expiration time (in milliseconds)</text:p>
                  </text:list-item>
                  <text:list-item>
                    <text:p>PendingIntent to be invoked when<text:line-break/>entering or exiting the radius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text-style-name="P1" draw:layer="layout" svg:width="25.199cm" svg:height="3.506cm" svg:x="1.4cm" svg:y="0.837cm" presentation:class="title">
          <draw:text-box>
            <text:p text:style-name="P1">Choosing a Provider</text:p>
          </draw:text-box>
        </draw:frame>
        <draw:frame presentation:style-name="pr8" draw:text-style-name="P6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 text:style-name="P1">Option #1: Hard-Wire GPS</text:p>
                <text:list>
                  <text:list-item>
                    <text:p text:style-name="P1">Downsides</text:p>
                    <text:list>
                      <text:list-item>
                        <text:p text:style-name="P1">User might have GPS disabled</text:p>
                      </text:list-item>
                      <text:list-item>
                        <text:p text:style-name="P1">User might not want to give you fine location permission</text:p>
                      </text:list-item>
                    </text:list>
                  </text:list-item>
                </text:list>
              </text:list-item>
              <text:list-item>
                <text:p text:style-name="P1">Option #2: Choose By Criteria</text:p>
                <text:list>
                  <text:list-item>
                    <text:p text:style-name="P1">User indicates what is OK, system tells you<text:line-break/>the best match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text-style-name="P1" draw:layer="layout" svg:width="25.199cm" svg:height="3.506cm" svg:x="1.4cm" svg:y="0.837cm" presentation:class="title">
          <draw:text-box>
            <text:p text:style-name="P1">Choosing a Provider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ep #1: Populate a Criteria Object</text:p>
                <text:list>
                  <text:list-item>
                    <text:p text:style-name="P1">Need altitude? Bearing? Speed? Good accuracy?</text:p>
                  </text:list-item>
                  <text:list-item>
                    <text:p text:style-name="P1">Can it involve a cost? Can it use much battery?</text:p>
                  </text:list-item>
                </text:list>
              </text:list-item>
              <text:list-item>
                <text:p text:style-name="P1">Step #2: Find the Provider</text:p>
                <text:list>
                  <text:list-item>
                    <text:p text:style-name="P1"><text:span text:style-name="T2">getProviders()</text:span> to get a list of matches for user to pick from</text:p>
                  </text:list-item>
                  <text:list-item>
                    <text:p text:style-name="P1"><text:span text:style-name="T2">getBestProvider()</text:span> to get the one<text:line-break/>best match based solely on Criteria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5" draw:layer="layout" svg:width="25.199cm" svg:height="3.506cm" svg:x="1.4cm" svg:y="0.837cm" presentation:class="title">
          <draw:text-box>
            <text:p>Choosing a Provider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Loosened Restrictions</text:p>
                <text:list>
                  <text:list-item>
                    <text:p><text:span text:style-name="T2">getBestProvider()</text:span> will relax requirements, except for monetary cost, if there are no matches, to try to find one</text:p>
                    <text:list>
                      <text:list-item>
                        <text:p>Power, accuracy, bearing, speed, altitude</text:p>
                      </text:list-item>
                    </text:list>
                  </text:list-item>
                  <text:list-item>
                    <text:p>Net: “best” may not meet your requirements</text:p>
                    <text:list>
                      <text:list-item>
                        <text:p>Use <text:span text:style-name="T2">getProvider()</text:span> to get LocationProvider</text:p>
                      </text:list-item>
                      <text:list-item>
                        <text:p>Confirm capabilities using gette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2T09:21:42</dc:date>
    <meta:printed-by>Mark Murphy</meta:printed-by>
    <meta:print-date>2011-03-14T18:38:12</meta:print-date>
    <dc:language>en-US</dc:language>
    <meta:editing-cycles>52</meta:editing-cycles>
    <meta:editing-duration>PT4H27M24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